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0674"/>
    </style:style>
    <style:style style:name="P2" style:family="paragraph" style:parent-style-name="Standard">
      <style:text-properties fo:font-weight="bold" officeooo:paragraph-rsid="00010674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1067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 que são Aplicações Industriais IoT (IIoT)?</text:span></text:h>
      <text:p text:style-name="Text_20_body">As <text:span text:style-name="Strong_20_Emphasis">Aplicações Industriais IoT (IIoT)</text:span> referem-se ao uso de sensores inteligentes, dispositivos, software e infraestrutura de rede em ambientes industriais para conectar máquinas e sistemas, permitindo o monitoramento, controle e automação de processos industriais. Ao contrário da IoT voltada para o consumidor, que abrange dispositivos como dispositivos vestíveis e casas inteligentes, o IIoT é focado em aumentar a eficiência operacional, reduzir custos e melhorar a segurança nos setores industriais, como manufatura, energia, transporte, e infraestrutura.</text:p>
      <text:h text:style-name="Heading_20_4" text:outline-level="4">Exemplos de Aplicações IIoT:</text:h>
      <text:list text:style-name="L1">
        <text:list-item>
          <text:p text:style-name="P4"><text:span text:style-name="Strong_20_Emphasis">Manutenção Preditiva:</text:span> Utiliza sensores para monitorar continuamente máquinas e equipamentos, permitindo prever falhas antes que ocorram e, assim, reduzir o tempo de inatividade e os custos de manutenção .</text:p>
        </text:list-item>
        <text:list-item>
          <text:p text:style-name="P4"><text:span text:style-name="Strong_20_Emphasis">Automação de Fábricas:</text:span> Conecta máquinas e sistemas de controle para automatizar processos de produção, reduzindo erros e melhorando a produtividade .</text:p>
        </text:list-item>
        <text:list-item>
          <text:p text:style-name="P4"><text:span text:style-name="Strong_20_Emphasis">Gestão de Energia:</text:span> Monitora e otimiza o consumo de energia em fábricas e outras instalações industriais, permitindo economias significativas de energia e melhorando a sustentabilidade .</text:p>
        </text:list-item>
        <text:list-item>
          <text:p text:style-name="P3"><text:span text:style-name="Strong_20_Emphasis">Controle de Qualidade em Tempo Real:</text:span> Usa sensores e câmeras conectadas a sistemas de análise para realizar inspeções automatizadas de produtos, assegurando a qualidade do produto durante o processo de fabricação .</text:p>
        </text:list-item>
      </text:list>
      <text:p text:style-name="P2"><text:span text:style-name="T1">Referências:</text:span></text:p>
      <text:p text:style-name="P1"><text:a xlink:type="simple" xlink:href="https://www.mckinsey.com/featured-insights/mckinsey-explainers/what-is-the-internet-of-things" text:style-name="Internet_20_link" text:visited-style-name="Visited_20_Internet_20_Link">https://www.mckinsey.com/featured-insights/mckinsey-explainers/what-is-the-internet-of-things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6:44:05.056230894</meta:creation-date>
    <dc:date>2024-08-28T06:52:33.968471035</dc:date>
    <meta:editing-duration>PT8M29S</meta:editing-duration>
    <meta:editing-cycles>1</meta:editing-cycles>
    <meta:document-statistic meta:table-count="0" meta:image-count="0" meta:object-count="0" meta:page-count="1" meta:paragraph-count="9" meta:word-count="200" meta:character-count="1490" meta:non-whitespace-character-count="1303"/>
    <meta:generator>LibreOffice/7.4.7.2$Linux_X86_64 LibreOffice_project/40$Build-2</meta:generator>
  </office:meta>
</office:document-meta>
</file>